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d2a1" officeooo:paragraph-rsid="0017d2a1"/>
    </style:style>
    <style:style style:name="P2" style:family="paragraph" style:parent-style-name="Standard">
      <style:text-properties officeooo:rsid="0017d2a1" officeooo:paragraph-rsid="001fbc4d"/>
    </style:style>
    <style:style style:name="P3" style:family="paragraph" style:parent-style-name="Standard">
      <style:text-properties officeooo:rsid="0017d2a1" officeooo:paragraph-rsid="0021c3cd"/>
    </style:style>
    <style:style style:name="P4" style:family="paragraph" style:parent-style-name="Standard">
      <style:text-properties officeooo:rsid="001ade15" officeooo:paragraph-rsid="001ade15"/>
    </style:style>
    <style:style style:name="P5" style:family="paragraph" style:parent-style-name="Standard">
      <style:text-properties style:text-underline-style="none" officeooo:rsid="0017d2a1" officeooo:paragraph-rsid="001fbc4d"/>
    </style:style>
    <style:style style:name="P6" style:family="paragraph" style:parent-style-name="Standard">
      <style:text-properties style:text-underline-style="none" officeooo:rsid="0017d2a1" officeooo:paragraph-rsid="002700b5"/>
    </style:style>
    <style:style style:name="P7" style:family="paragraph" style:parent-style-name="Standard">
      <style:text-properties style:text-underline-style="none" officeooo:rsid="0017d2a1" officeooo:paragraph-rsid="0017d2a1"/>
    </style:style>
    <style:style style:name="P8" style:family="paragraph" style:parent-style-name="Standard">
      <style:text-properties style:text-underline-style="none" officeooo:rsid="0017d2a1" officeooo:paragraph-rsid="002d938f"/>
    </style:style>
    <style:style style:name="P9" style:family="paragraph" style:parent-style-name="Standard">
      <style:text-properties style:text-underline-style="none" officeooo:rsid="0017d2a1" officeooo:paragraph-rsid="00277987"/>
    </style:style>
    <style:style style:name="P10" style:family="paragraph" style:parent-style-name="Standard">
      <style:text-properties style:text-underline-style="none" officeooo:rsid="00191425" officeooo:paragraph-rsid="00191425"/>
    </style:style>
    <style:style style:name="P11" style:family="paragraph" style:parent-style-name="Standard">
      <style:text-properties style:text-underline-style="none" officeooo:rsid="00191425" officeooo:paragraph-rsid="0031f97c"/>
    </style:style>
    <style:style style:name="P12" style:family="paragraph" style:parent-style-name="Standard">
      <style:text-properties style:text-underline-style="none" officeooo:rsid="002c8b9c" officeooo:paragraph-rsid="002c8b9c"/>
    </style:style>
    <style:style style:name="P13" style:family="paragraph" style:parent-style-name="Standard">
      <style:text-properties style:text-underline-style="none" officeooo:rsid="003966b1" officeooo:paragraph-rsid="003966b1"/>
    </style:style>
    <style:style style:name="P14" style:family="paragraph" style:parent-style-name="Standard">
      <style:text-properties style:text-underline-style="none" officeooo:rsid="001ade15" officeooo:paragraph-rsid="003966b1"/>
    </style:style>
    <style:style style:name="P15" style:family="paragraph" style:parent-style-name="Text_20_body">
      <style:text-properties officeooo:paragraph-rsid="003966b1"/>
    </style:style>
    <style:style style:name="P16" style:family="paragraph" style:parent-style-name="Text_20_body">
      <style:paragraph-properties fo:margin-top="0in" fo:margin-bottom="0in" loext:contextual-spacing="false"/>
    </style:style>
    <style:style style:name="P17" style:family="paragraph" style:parent-style-name="Heading_20_1">
      <style:text-properties style:text-underline-style="none" officeooo:rsid="0017d2a1" officeooo:paragraph-rsid="001fbc4d"/>
    </style:style>
    <style:style style:name="T1" style:family="text">
      <style:text-properties style:text-underline-style="none"/>
    </style:style>
    <style:style style:name="T2" style:family="text">
      <style:text-properties style:text-underline-style="none" officeooo:rsid="001fbc4d"/>
    </style:style>
    <style:style style:name="T3" style:family="text">
      <style:text-properties style:text-underline-style="none" officeooo:rsid="00201221"/>
    </style:style>
    <style:style style:name="T4" style:family="text">
      <style:text-properties style:text-underline-style="solid" style:text-underline-width="auto" style:text-underline-color="font-color" officeooo:rsid="001fbc4d"/>
    </style:style>
    <style:style style:name="T5" style:family="text">
      <style:text-properties style:text-underline-style="solid" style:text-underline-width="auto" style:text-underline-color="font-color" officeooo:rsid="00201db8"/>
    </style:style>
    <style:style style:name="T6" style:family="text">
      <style:text-properties style:text-underline-style="solid" style:text-underline-width="auto" style:text-underline-color="font-color" officeooo:rsid="0021c3cd"/>
    </style:style>
    <style:style style:name="T7" style:family="text">
      <style:text-properties officeooo:rsid="001fbc4d"/>
    </style:style>
    <style:style style:name="T8" style:family="text">
      <style:text-properties fo:font-style="italic" style:font-style-asian="italic" style:font-style-complex="italic"/>
    </style:style>
    <style:style style:name="T9" style:family="text">
      <style:text-properties officeooo:rsid="00201221"/>
    </style:style>
    <style:style style:name="T10" style:family="text">
      <style:text-properties officeooo:rsid="00201db8"/>
    </style:style>
    <style:style style:name="T11" style:family="text">
      <style:text-properties officeooo:rsid="0021c3cd"/>
    </style:style>
    <style:style style:name="T12" style:family="text">
      <style:text-properties officeooo:rsid="0022ebc3"/>
    </style:style>
    <style:style style:name="T13" style:family="text">
      <style:text-properties officeooo:rsid="00266b1c"/>
    </style:style>
    <style:style style:name="T14" style:family="text">
      <style:text-properties officeooo:rsid="002700b5"/>
    </style:style>
    <style:style style:name="T15" style:family="text">
      <style:text-properties officeooo:rsid="0028ce2c"/>
    </style:style>
    <style:style style:name="T16" style:family="text">
      <style:text-properties officeooo:rsid="002aaa71"/>
    </style:style>
    <style:style style:name="T17" style:family="text">
      <style:text-properties officeooo:rsid="002ea820"/>
    </style:style>
    <style:style style:name="T18" style:family="text">
      <style:text-properties officeooo:rsid="003048ca"/>
    </style:style>
    <style:style style:name="T19" style:family="text">
      <style:text-properties officeooo:rsid="0031c0bb"/>
    </style:style>
    <style:style style:name="T20" style:family="text">
      <style:text-properties officeooo:rsid="0031f97c"/>
    </style:style>
    <style:style style:name="T21" style:family="text">
      <style:text-properties officeooo:rsid="001ca710"/>
    </style:style>
    <style:style style:name="T22" style:family="text">
      <style:text-properties officeooo:rsid="001e34d3"/>
    </style:style>
    <style:style style:name="T23" style:family="text">
      <style:text-properties officeooo:rsid="002d938f"/>
    </style:style>
    <style:style style:name="T24" style:family="text">
      <style:text-properties officeooo:rsid="00277987"/>
    </style:style>
    <style:style style:name="T25" style:family="text">
      <style:text-properties officeooo:rsid="0037b5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C in Review: Lawrence Lessig on Supporting the Commons</text:h>
      <text:p text:style-name="P15"><text:s/><text:a xlink:type="simple" xlink:href="https://creativecommons.org/author/lessig/" text:style-name="Internet_20_link" text:visited-style-name="Visited_20_Internet_20_Link">Lawrence Lessig</text:a> </text:p>
      <text:p text:style-name="P16">October 6, 2005</text:p>
      <text:p text:style-name="P5"/>
      <text:p text:style-name="P13">Traduzione a cura di <text:span text:style-name="T25">Giulia Di Felice</text:span></text:p>
      <text:p text:style-name="P13"/>
      <text:p text:style-name="P13">https://creativecommons.org/2005/10/06/ccinreviewlawrencelessigonsupportingthecommons/</text:p>
      <text:p text:style-name="P14"/>
      <text:p text:style-name="P5">Quindi oggi, creative commons lancia la sua prima campagna per la raccolta fondi. Fino ad oggi, abbiamo vissuto su <text:span text:style-name="T21">donazioni</text:span> molto generose da <text:span text:style-name="T21">alcune </text:span>fonda<text:span text:style-name="T21">zioni</text:span> veramente sagg<text:span text:style-name="T21">e</text:span>. Ma l'IRS non permette ai nonprofit di vivere a lungo<text:span text:style-name="T22"> in questa condizione</text:span>. Per mantenere il nostro status <text:span text:style-name="T7">di associazione </text:span>senza scopo di lucro, l'Irs dice che dobbiamo <text:span text:style-name="T7">superare</text:span> un "test di supporto pubblico" - ciò significa che dobbiamo dimostrare che il nostro supporto viene più <text:span text:style-name="T7">che da poche </text:span>fondazioni. E questo è il compito di questa campagna. </text:p>
      <text:p text:style-name="P5"/>
      <text:p text:style-name="P2">Questa email <text:span text:style-name="T2">è</text:span> un passo per chiedere il tuo appoggio. Ma è anche la prima di una serie di email che scriverò spiegando cosa sia il creative commons e dove <text:span text:style-name="T4">stiamo andando</text:span>. Questo è qualcosa che avrei dovuto fare molto tempo fa. Ci sono state varie riflessioni (anche se alcune non molto <text:span text:style-name="T8">riflessive</text:span>) sollevate su chi siamo e dove stiamo an<text:span text:style-name="T7">d</text:span>ando. Ho voluto una scusa per rispondere il più presto possibile. L'IRS mi ha dato quella scusa. </text:p>
      <text:p text:style-name="P2"/>
      <text:p text:style-name="P1"><text:span text:style-name="T1">Tu sei su questa lista perché </text:span><text:span text:style-name="T3">hai richiesto di</text:span><text:span text:style-name="T1"> ricevere informazioni su </text:span><text:span text:style-name="T3">C</text:span><text:span text:style-name="T1">reative </text:span><text:span text:style-name="T3">C</text:span><text:span text:style-name="T1">ommons o sei stato </text:span>un amico di CC nel passato. Se queste email settimanali da me (da ora fino a Natale ti scriverò <text:s/>circa 500 parole ad e<text:span text:style-name="T9">m</text:span>ail, eccetto per questa che é poco più lunga) ti daranno fastidio, per favore disiscriviti a http://creativecommons.org/about/newsletter#unsubscribe. <text:s/>Altrimenti, se conosci altri che potrebbero trovare queste email interessanti, raccomanda di segnarli a http://creativecommons.org/about/newsletter<text:span text:style-name="T9">.</text:span></text:p>
      <text:p text:style-name="P1"/>
      <text:p text:style-name="P3">Questa prima email non avrà molte notizie sugli attuali amici di <text:span text:style-name="T10">C</text:span>reative <text:span text:style-name="T10">C</text:span>ommons. Probabilmente sai tutto questo. Il mio scopo in questa <text:span text:style-name="T5">missiva</text:span> iniziale è spiegare cos'è creative commons, e perché lo abbiamo lanciato. <text:s/>Ci sarà qualche vanto su cosa abbiamo <text:span text:style-name="T6">raggiunto</text:span> finora. Non preoccupati, queste email vengono scritte da me, e non da un <text:span text:style-name="T6">ufficio</text:span> stampa. Ci sarà abbastanza autocritica dopo. Per il momento, concentriamoci sull'idea positiva che CC sta mandando avanti.</text:p>
      <text:p text:style-name="P3"/>
      <text:h text:style-name="Heading_20_1" text:outline-level="1"><text:span text:style-name="T11">CC: La Storia</text:span> </text:h>
      <text:p text:style-name="P6">Creat<text:span text:style-name="T12">i</text:span>ve <text:span text:style-name="T12">C</text:span>ommons fu concepito in una conversazione che ebbi con <text:span text:style-name="T12">E</text:span>ric <text:span text:style-name="T12">E</text:span>ldred. <text:span text:style-name="T13">Reppresentavo Eric</text:span> <text:span text:style-name="T13">nel suo caso contro la</text:span> legge di estensione del diritto di autore del <text:span text:style-name="T13">C</text:span>ongresso degli <text:span text:style-name="T13">S</text:span>tati <text:span text:style-name="T13">U</text:span>niti. Eric era entusiasta sul caso,<text:span text:style-name="T13"> </text:span>ma non ottimista sui risultati. All'inizio mi chiese se c'era un modo per poter tradurre l'energia che stava costruendo in qualcosa di positivo. Non un attacco al copyright ma un modo di usare il copyright per supportare, <text:span text:style-name="T13">negli</text:span> effetti, il pubblico<text:span text:style-name="T14"> </text:span>dominio.</text:p>
      <text:p text:style-name="P6"/>
      <text:p text:style-name="P7">Ero prontamente d'accordo, non tanto perch<text:span text:style-name="T14">è</text:span> avev<text:span text:style-name="T14">essi</text:span> un piano, ma perché, <text:span text:style-name="T14">da</text:span> avvocato ingenuo<text:span text:style-name="T14"> che ero</text:span>, pensavo che avremmo vinto il caso, e Eric avrebbe dimenticato il sogno. Tuttavia, molto prima che la Corte Suprema deci<text:span text:style-name="T14">desse</text:span> di sentire il progetto di Eldred, un gruppo di noi aveva messo insieme il piano per costruire il Creative Commons.</text:p>
      <text:p text:style-name="P7"/>
      <text:p text:style-name="P8"><text:soft-page-break/>Abbiamo rubato l'idea di base dalla Free Software Foundation - <text:span text:style-name="T23">regalare licenze libere da copyright</text:span>. Poiché il <text:span text:style-name="T24">copyright</text:span> è proprietà, la legge richiede che tu debba ricevere l'autorizzazione prima di "utilizzare" un lavoro protetto da copyright, a meno che tale utilizzo non sia un "uso <text:span text:style-name="T24">appropriato</text:span>". Il particolare tipo di "utilizzo" che richiede l'autorizzazione è qualsiasi uso a<text:span text:style-name="T24">ll'interno</text:span> dell'esclusivo diritto che il copyright garantisce. Nel mondo fisico, questi "diritti esclusivi" lasciano un sacco di <text:span text:style-name="T15">cose </text:span>non regolamentat<text:span text:style-name="T15">e</text:span> dal diritto d'autore. Ad esempio, nel mondo reale, se si legge un libro, non è un "uso <text:span text:style-name="T15">appropriato</text:span>" del libro. È un uso non regolamentato del libro, poiché la lettura non produce una copia (ad eccezione del cervello, ma non lo dire agli avvocati).</text:p>
      <text:p text:style-name="P9"/>
      <text:p text:style-name="P7">Ma nel cyberspazio non c'é modo di "usare" un lavoro senza fare una copia contemporaneamente. In linea di principio, e ancora, soggetto a un uso <text:span text:style-name="T15">appropriato</text:span>, qualsiasi uso di un lavoro nel cyberspazio p<text:span text:style-name="T15">otrebbe essere soggetto ad autorizzazione</text:span>. E quella è la caratteristica (o bug, diprende dalla tua prospettiva) quello fu il "gancio" che usammo per lanciare creative commons.</text:p>
      <text:p text:style-name="P7"/>
      <text:p text:style-name="P7">L'idea ( ancora preso da il FSF) era produrre licenze di copyright che artisti, autori, <text:s/>educatori e ricercatori potessero usare per annunciare al mondo le libertà che vogliono <text:span text:style-name="T16">che i loro lavori creativi portino con se</text:span>. Se la regola predefinita del copyright è "tutti i diritti sono riservati", il significato espresso di una licenza Creative Commons è che solo "alcuni diritti [sono] riservati". Ad esempio, la legge sul copyright conferisce al titolare del diritto d'autore il diritto <text:span text:style-name="T16">esclusivo </text:span>di "<text:span text:style-name="T16">fare copie</text:span>" <text:span text:style-name="T16">del</text:span>l suo lavoro. Una licenza Creative Commons potrebbe in effetti annunciare che questo diritto esclusivo è stato dato al pubblico.</text:p>
      <text:p text:style-name="P7"/>
      <text:p text:style-name="P10">Tali libertà dell 'offerta di licenze è determinata da noi (decidere quali sono le libertà <text:span text:style-name="T16">che è importante assicurare</text:span> tramite le licenze CC) e dal creatore che seleziona le opzioni che rendiamo disponibili sul nostro sito web. I componenti fondamentali sono stati storicamente quattro: (1) Attribuzione (che significa che il creatore richiede l'attribuzione come condizione per utilizzare il suo lavoro creativo), (2) NonCommercial<text:span text:style-name="T16">e</text:span> (che significa che il creatore consente solo usi non commerciali del suo lavoro); 3) Nessun derivato (che significa che il creatore chiede che il lavoro sia usato com' è e non come base per qualcos'altro) e (4) condividi allo stesso modo (che significa qualsiasi che derivato fatto utilizzando il lavoro concesso in licenza deve essere rilasciatto sotto una licenza <text:span text:style-name="T16">condividi allo stesso modo</text:span>).</text:p>
      <text:p text:style-name="P10"/>
      <text:p text:style-name="P10">Queste quattro opzioni - <text:span text:style-name="T16">quando ognuna è una opzione -</text:span> producono 11 possibili licenze. Ma quando abbiamo visto che il 98% dei nostri utenti ha scelto <text:span text:style-name="T16">il requsito</text:span> di "attribuzione", abbiamo deciso di abbandonare l'attribuzione come opzione. Ciò significa ora che offriamo 6 licenze core:</text:p>
      <text:p text:style-name="P10"/>
      <text:p text:style-name="P10">Attribu<text:span text:style-name="T16">tion</text:span> (utilizzare il lavoro c<text:span text:style-name="T16">ome</text:span> più ti piace, ma da<text:span text:style-name="T16">mmi</text:span> attribuzione)</text:p>
      <text:p text:style-name="P10"/>
      <text:p text:style-name="P10">Attribu<text:span text:style-name="T16">tion</text:span>-ShareAlike (usa il lavoro c<text:span text:style-name="T16">ome</text:span> più ti piace, ma dai l'attribuzione e autorizza qualsiasi derivato sotto una licenza ShareLike)</text:p>
      <text:p text:style-name="P10"/>
      <text:p text:style-name="P10">Attribution-NoDerivatives (usa il lavoro com'é e dà <text:span text:style-name="T16">a me </text:span>l'attribuzione)</text:p>
      <text:p text:style-name="P10"/>
      <text:p text:style-name="P10">Attribuzione-NonCommerciale (utilizza il lavoro per scopi non commerciali e dà l'attribuzione)</text:p>
      <text:p text:style-name="P10"/>
      <text:p text:style-name="P10">Attribution-NonCommercial-NoDerivatives (utilizza il lavoro per scopi non commerciali, com'é con l'attribuzione)</text:p>
      <text:p text:style-name="P10"/>
      <text:p text:style-name="P10">Attribuzione-NonCommercial-ShareAlike (utilizza il lavoro per scopi non commerciali, assegna l'attribuzione e autorizza qualsiasi derivato sotto licenza ShareAlike)</text:p>
      <text:p text:style-name="P10"/>
      <text:p text:style-name="P10">(Offriamo anche un paio di altre licenze speciali che descriverò in un post successivo)</text:p>
      <text:p text:style-name="P12"><text:soft-page-break/></text:p>
      <text:p text:style-name="P10">Queste opzioni vengono aggiunte a un<text:span text:style-name="T17"> modello di</text:span> licenza <text:s/>di base. Quel modello assicura che il creatore (1) conservi il suo diritto d'autore, (2) affermi che il diritto di uso <text:span text:style-name="T17">appropriato</text:span>, di prima vendita o di libera espressione non è influenzato dalla licenza CC e (3) finché l'<text:span text:style-name="T18">utilizzatore</text:span> rispetta le condizioni che il creatore ha imposto, la licenza offre a chiunque nel mondo quattro libertà: (i) copiare l'opera, (ii) distribuire il lavoro, (iii) mostrare o pubblicare il lavoro e (iv) <text:span text:style-name="T18">eseguire </text:span>prestazioni pubbliche digitali del lavoro (ad esempio, webcasting). Infine, la licenza richiede che l'<text:span text:style-name="T18">utilizzatore</text:span> (1) ottenga l'autorizzazione per qualsiasi utilizzo al di fuori di quelli concessi, (2) <text:span text:style-name="T18">mantenga</text:span> intatti i messaggi di copyright, (3) <text:span text:style-name="T19">fornisca un collegamento</text:span> <text:span text:style-name="T19">al</text:span>la licenza, (4) non alter<text:span text:style-name="T19">i</text:span> i termini di licenza e ( 5) non utilizz<text:span text:style-name="T19">i</text:span> la tecnologia (ad esempio, DRM) per limitare i diritti dei licenziatari sotto la licenza.</text:p>
      <text:p text:style-name="P10"/>
      <text:p text:style-name="P11">Le licenze offrono ai creatori un modo semplice per contrassegnare la loro creatività con le libertà che vogliono trasportare per impostazione predefinita. La licenza è un invito agli altri a chiedere l'autorizzazione per usi superiori a quelli dati per impostazione predefinita. Una licenza "non commerciale" non significa che il creatore non avrebbe mai fatto soldi per la sua creatività. Significa semplicemente, "chiedi se vuoi fare un uso commerciale. Non c'è bisogno di chiedere se vuoi fare solo un uso non commerciale.<text:span text:style-name="T20">"</text:span></text:p>
      <text:p text:style-name="P11"><text:s/></text:p>
      <text:p text:style-name="P10">Lanciammo Creative Commons nel <text:span text:style-name="T20">D</text:span>icembre 2002. In un anno, abbiamo contato oltre 1.000.000 link-back per le nostre licenze. Ad un anno e mezzo, quel numero fu di oltre 1.800.000. A due, il numero era di circa 5.000.000. A due anni e mezzo (lo scorso giugno), il numero era poco più di 12.000.000. E oggi - tre mesi dopo - Yahoo! riporta oltre 50.000.000 <text:span text:style-name="T20">di </text:span>collegamenti alle nostre licenze. "Link-back" non è in realtà un conteggio di quanti oggetti sono concessi in licenza sotto licenze Creative Commons - una singola licenza potrebbe coprire 100.000 canzoni in un database musicale per esempio, oppure un singolo blog potrebbe avere più istanze della licenza. Ma la crescita indica qualcosa: l'assunzione di licenze Creative Commons sta crescendo velocemente e, in effetti, molto più velocemente di quanto abbia mai <text:span text:style-name="T20">sognato</text:span>.</text:p>
      <text:p text:style-name="P1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20:01:02.750111218</meta:creation-date>
    <dc:date>2017-10-01T01:10:48.192395557</dc:date>
    <meta:editing-duration>PT57M30S</meta:editing-duration>
    <meta:editing-cycles>13</meta:editing-cycles>
    <meta:generator>LibreOffice/5.1.6.2$Linux_X86_64 LibreOffice_project/10m0$Build-2</meta:generator>
    <meta:document-statistic meta:table-count="0" meta:image-count="0" meta:object-count="0" meta:page-count="3" meta:paragraph-count="28" meta:word-count="1372" meta:character-count="8946" meta:non-whitespace-character-count="7590"/>
  </office:meta>
</office:document-meta>
</file>